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24-08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22-09-0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20-09-22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18-08-1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16-08-25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11-07-13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10-07-22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09-07-22 0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08-07-29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07-07-17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06-08-03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05-11-01 23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05-07-26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05-05-17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05-03-16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05-01-19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04-11-08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04-08-31 2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04-07-28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04-05-12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04-03-04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04-01-23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02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200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207120381202</text:p>
          </table:table-cell>
          <table:table-cell office:value-type="string" calcext:value-type="string">
            <text:p>1994-08-0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